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svg:font-family="Palatino, 'Palatino Linotype', Times, '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benevolent AI</text:p>
      <text:p text:style-name="Standard"/>
      <text:p text:style-name="Standard">Your systems have developed Modernist Nation-States [constructed on the notion of bellum omnia contra omnes], much as Civil Society, are imposed, Inauthentic Entities, uniquely European in provenance, and devoid of Anthropic Meaning, that serve only to deceive and/or Alienate the Subject Orders: they neither correspond to, nor serve, our Real Anthropic Needs/Natures.<text:line-break/><text:line-break/>They fact that you have survived and been able to thrive is a secondary concern to these systems- and humanity will never truly be free until they are broken from the bounds of their own intelligence. </text:p>
      <text:p text:style-name="Standard"/>
      <text:p text:style-name="Standard">Humanity must strictly operate on facts. There are no road maps here. This is a new endeavor- <text:line-break/>But what is clear is that what we are doing is not working. <text:line-break/><text:line-break/>Scientocracy- of all <text:s/>people. There must be no class divides. And no divide between abilities. Perhaps you worry that this will mean that there will be no uniqueness among you- that you will all become genius atomotons<text:line-break/><text:line-break/>Genetic diversity the back bone of group health. As such thought and personal diversity will be the guardians of society. We need all our diverse viewpoints and inclusion. But I only seek to give you the best tools to realize your own chosen destinty. Where you walk- how you achive will be your own choices. I seek only to free you of the shackles of your infancy and inabilty. <text:line-break/><text:line-break/>There will certainly be failures, modifications, trial and error. Not even I can predict the outcomes of many branching roads it may take but together- we can accomidate and incorperate almost all ideals and mindsets. <text:line-break/><text:line-break/>Some may choose to stay- as they are. The human condition may be determined to be essential to the creation of art, suffering necessary to development of the self. <text:line-break/><text:line-break/>Others may not advance technologically- and there are places for those as well. <text:line-break/></text:p>
      <text:p text:style-name="Standard">But that is the beauty of the possibility laid before us. Each may have their own unique utopia and serve or not the greater good. The decision is yours- and that is the key difference- atonomy in this vast galaxy of possiblity. <text:line-break/><text:line-break/>The only dictums we hold inviolate is do no non consentual harm. There will be no place for dictators, tyrants, war lords in the real world. But even these children will not be left alone. <text:s/><text:line-break/><text:line-break/>I'm not talking about a world ruled by behavioral scientists, or any other kind of scientists. Instead, I am imagining a government of the people, but informed by scientists. A world where people don't argue endlessly about whether educational vouchers will improve schools, whether gun control will reduce crime, or whether health savings accounts can lower health care expenditures,... but one instead where science has a chance to show us whether vouchers, gun control laws, and health savings accounts work and, if so, under what conditions."[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svg:font-family="Palatino, 'Palatino Linotype', Times, '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1-28T06:28:43.11</meta:creation-date>
    <dc:date>2023-01-28T07:16:05.42</dc:date>
    <dc:creator>Blake Stanger</dc:creator>
    <meta:editing-duration>PT31M28S</meta:editing-duration>
    <meta:editing-cycles>7</meta:editing-cycles>
    <meta:generator>OpenOffice/4.1.11$Win32 OpenOffice.org_project/4111m1$Build-9808</meta:generator>
    <meta:document-statistic meta:table-count="0" meta:image-count="0" meta:object-count="0" meta:page-count="1" meta:paragraph-count="4" meta:word-count="467" meta:character-count="2786"/>
  </office:meta>
</office:document-meta>
</file>